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list-style-name="L2">
      <style:paragraph-properties fo:line-height="150%"/>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ditional <text:span text:style-name="T1">ideas</text:span> for the demonstration in the technical museum:</text:p>
      <text:p text:style-name="P1"/>
      <text:list xml:id="list1057219614" text:style-name="L2">
        <text:list-item>
          <text:p text:style-name="P2">web-cameras to display the real world situation at the robot location</text:p>
        </text:list-item>
        <text:list-item>
          <text:p text:style-name="P2">status display/interface for the supervisor at the museum that indicates the robot state and informs about navigation failures, or similar</text:p>
        </text:list-item>
        <text:list-item>
          <text:p text:style-name="P2">for a mini-game setup maybe add virtual doors (different appearance) to all rooms, such that the key location cannot be spotted immediately</text:p>
        </text:list-item>
        <text:list-item>
          <text:p text:style-name="P2">VPN channel (encrypted) to secure the communication (otherwise anyone with wireshark installed can eventually replay old msgs and crash the ros nodes), VPN was used in the Visualization lab as well and allows to set up the communication very easily anyways, since it wraps all intermediate Gateways/IP resolutions</text:p>
        </text:list-item>
        <text:list-item>
          <text:p text:style-name="P2">how do we communicate to visitors, what they are supposed to do? (slides on a 2nd PC?)</text:p>
        </text:list-item>
        <text:list-item>
          <text:p text:style-name="P2">wired gamepad? (will likely require to adapt the axis/button settings in BaseApplication.cpp and PlayerBody.cpp)</text:p>
        </text:list-item>
        <text:list-item>
          <text:p text:style-name="P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vapdemo </meta:initial-creator>
    <meta:creation-date>2014-08-22T13:26:23</meta:creation-date>
    <dc:date>2014-08-22T13:43:32</dc:date>
    <dc:creator>cvapdemo </dc:creator>
    <meta:editing-duration>PT3M51S</meta:editing-duration>
    <meta:editing-cycles>3</meta:editing-cycles>
    <meta:generator>LibreOffice/3.5$Linux_X86_64 LibreOffice_project/350m1$Build-2</meta:generator>
    <meta:document-statistic meta:table-count="0" meta:image-count="0" meta:object-count="0" meta:page-count="1" meta:paragraph-count="8" meta:word-count="149" meta:character-count="930" meta:non-whitespace-character-count="796"/>
  </office:meta>
</office:document-meta>
</file>